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swiss"/>
    <style:font-face style:name="Courier New" svg:font-family="'Courier New'" style:font-family-generic="modern" style:font-pitch="fixed"/>
    <style:font-face style:name="Courier10 BT" svg:font-family="'Courier10 B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108cm" table:align="left"/>
    </style:style>
    <style:style style:name="Table1.A" style:family="table-column">
      <style:table-column-properties style:column-width="0.979cm"/>
    </style:style>
    <style:style style:name="Table1.B" style:family="table-column">
      <style:table-column-properties style:column-width="1.879cm"/>
    </style:style>
    <style:style style:name="Table1.C" style:family="table-column">
      <style:table-column-properties style:column-width="1.614cm"/>
    </style:style>
    <style:style style:name="Table1.D" style:family="table-column">
      <style:table-column-properties style:column-width="1.561cm"/>
    </style:style>
    <style:style style:name="Table1.E" style:family="table-column">
      <style:table-column-properties style:column-width="1.64cm"/>
    </style:style>
    <style:style style:name="Table1.G" style:family="table-column">
      <style:table-column-properties style:column-width="1.482cm"/>
    </style:style>
    <style:style style:name="Table1.H" style:family="table-column">
      <style:table-column-properties style:column-width="2.275cm"/>
    </style:style>
    <style:style style:name="Table1.I" style:family="table-column">
      <style:table-column-properties style:column-width="2.064cm"/>
    </style:style>
    <style:style style:name="Table1.A1" style:family="table-cell">
      <style:table-cell-properties fo:padding="0cm" fo:border="none"/>
    </style:style>
    <style:style style:name="P1" style:family="paragraph" style:parent-style-name="Standard">
      <style:text-properties style:font-name="Arial" fo:font-size="10pt" style:font-size-asian="10pt" style:font-size-complex="10pt"/>
    </style:style>
    <style:style style:name="P2" style:family="paragraph" style:parent-style-name="Standard">
      <style:paragraph-properties style:text-autospace="none"/>
      <style:text-properties style:font-name="Arial" fo:font-size="10pt" fo:language="en" fo:country="none" style:text-underline-style="none" fo:font-weight="bold" style:font-name-asian="Calibri" style:font-size-asian="10pt" style:font-weight-asian="bold" style:font-name-complex="Calibri" style:font-size-complex="10pt" style:font-weight-complex="bold"/>
    </style:style>
    <style:style style:name="P3" style:family="paragraph" style:parent-style-name="Standard">
      <style:text-properties style:font-name="Arial" fo:font-size="8pt" fo:language="en" fo:country="none" style:text-underline-style="none" fo:font-weight="bold" style:font-name-asian="Calibri" style:font-size-asian="8pt" style:font-weight-asian="bold" style:font-name-complex="Calibri" style:font-size-complex="8pt" style:font-weight-complex="bold"/>
    </style:style>
    <style:style style:name="P4" style:family="paragraph" style:parent-style-name="Standard">
      <style:paragraph-properties style:text-autospace="none"/>
      <style:text-properties style:font-name="Courier New" fo:font-size="7pt" fo:language="en" fo:country="AU" fo:font-weight="bold" style:font-name-asian="Courier New" style:font-size-asian="7pt" style:font-weight-asian="bold" style:font-name-complex="Courier New" style:font-size-complex="7pt" style:font-weight-complex="bold"/>
    </style:style>
    <style:style style:name="P5" style:family="paragraph" style:parent-style-name="Standard">
      <style:paragraph-properties fo:margin-top="0cm" fo:margin-bottom="0.353cm" fo:line-height="115%" style:text-autospace="none"/>
      <style:text-properties style:font-name="Arial" fo:font-size="10pt" fo:language="en" fo:country="none" style:font-name-asian="Calibri" style:font-size-asian="10pt" style:font-name-complex="Calibri" style:font-size-complex="10pt"/>
    </style:style>
    <style:style style:name="P6" style:family="paragraph" style:parent-style-name="Standard">
      <style:paragraph-properties fo:margin-top="0cm" fo:margin-bottom="0.21cm"/>
      <style:text-properties style:font-name="Arial" fo:font-size="10pt" style:font-size-asian="10pt" style:font-size-complex="10pt"/>
    </style:style>
    <style:style style:name="P7" style:family="paragraph" style:parent-style-name="Standard">
      <style:paragraph-properties fo:margin-top="0cm" fo:margin-bottom="0.21cm"/>
      <style:text-properties style:font-name="Arial" fo:font-size="10pt" style:text-underline-style="none" style:font-size-asian="10pt" style:font-size-complex="10pt"/>
    </style:style>
    <style:style style:name="P8" style:family="paragraph" style:parent-style-name="Text_20_body">
      <style:text-properties style:font-name="Arial" fo:font-size="10pt" style:font-size-asian="10pt" style:font-size-complex="10pt"/>
    </style:style>
    <style:style style:name="P9" style:family="paragraph" style:parent-style-name="Text_20_body">
      <style:text-properties style:font-name="Arial" fo:font-size="10pt" style:text-underline-style="none" style:font-size-asian="10pt" style:font-size-complex="10pt"/>
    </style:style>
    <style:style style:name="P10" style:family="paragraph" style:parent-style-name="Standard">
      <style:paragraph-properties fo:margin-top="0cm" fo:margin-bottom="0cm"/>
      <style:text-properties style:font-name="Courier10 BT" fo:font-size="10pt" fo:language="en" fo:country="none" style:font-name-asian="Calibri" style:font-size-asian="10pt" style:font-name-complex="Calibri" style:font-size-complex="10pt"/>
    </style:style>
    <style:style style:name="P11" style:family="paragraph" style:parent-style-name="Standard">
      <style:paragraph-properties fo:margin-top="0cm" fo:margin-bottom="0cm" fo:line-height="115%" style:text-autospace="none"/>
      <style:text-properties style:font-name="Courier10 BT" fo:font-size="10pt" fo:language="en" fo:country="none" style:font-name-asian="Calibri" style:font-size-asian="10pt" style:font-name-complex="Calibri" style:font-size-complex="10pt"/>
    </style:style>
    <style:style style:name="P12" style:family="paragraph" style:parent-style-name="Standard">
      <style:paragraph-properties fo:margin-top="0cm" fo:margin-bottom="0cm" style:text-autospace="none"/>
      <style:text-properties style:font-name="Courier10 BT" fo:font-size="10pt" fo:language="en" fo:country="none" style:font-name-asian="Calibri" style:font-size-asian="10pt" style:font-name-complex="Calibri" style:font-size-complex="10pt"/>
    </style:style>
    <style:style style:name="P13" style:family="paragraph" style:parent-style-name="Standard">
      <style:paragraph-properties fo:margin-top="0cm" fo:margin-bottom="0cm" style:text-autospace="none"/>
      <style:text-properties style:font-name="Courier10 BT" fo:font-size="10pt" style:font-size-asian="10pt" style:font-size-complex="10pt"/>
    </style:style>
    <style:style style:name="P14" style:family="paragraph" style:parent-style-name="Standard">
      <style:paragraph-properties fo:margin-top="0cm" fo:margin-bottom="0cm"/>
      <style:text-properties style:font-name="Arial" fo:font-size="8pt" fo:language="en" fo:country="none" style:text-underline-style="none" fo:font-weight="bold" style:font-name-asian="Calibri" style:font-size-asian="8pt" style:font-weight-asian="bold" style:font-name-complex="Calibri" style:font-size-complex="8pt" style:font-weight-complex="bold"/>
    </style:style>
    <style:style style:name="P15" style:family="paragraph" style:parent-style-name="Standard">
      <style:paragraph-properties fo:margin-top="0cm" fo:margin-bottom="0cm" fo:line-height="115%" style:text-autospace="none"/>
      <style:text-properties style:font-name="Arial" fo:font-size="8pt" fo:language="en" fo:country="none" fo:font-weight="bold" style:font-name-asian="Calibri" style:font-size-asian="8pt" style:font-weight-asian="bold" style:font-name-complex="Calibri" style:font-size-complex="8pt" style:font-weight-complex="bold"/>
    </style:style>
    <style:style style:name="P16" style:family="paragraph" style:parent-style-name="Standard">
      <style:paragraph-properties style:text-autospace="none"/>
      <style:text-properties style:font-name="Calibri" fo:font-size="11pt" fo:language="en" fo:country="none" style:font-name-asian="Calibri" style:font-size-asian="11pt" style:font-name-complex="Calibri" style:font-size-complex="11pt"/>
    </style:style>
    <style:style style:name="P17" style:family="paragraph" style:parent-style-name="Standard">
      <style:paragraph-properties fo:margin-top="0cm" fo:margin-bottom="0cm" style:text-autospace="none"/>
      <style:text-properties style:font-name="Courier10 BT" fo:font-size="10pt" fo:language="en" fo:country="none" style:font-name-asian="Calibri" style:font-size-asian="10pt" style:font-name-complex="Calibri" style:font-size-complex="10pt"/>
    </style:style>
    <style:style style:name="P18" style:family="paragraph" style:parent-style-name="Text_20_body">
      <style:text-properties style:font-name="Arial" fo:font-size="8pt" fo:language="en" fo:country="none" style:text-underline-style="none" fo:font-weight="bold" style:font-name-asian="Calibri" style:font-size-asian="8pt" style:font-weight-asian="bold" style:font-name-complex="Calibri" style:font-size-complex="8pt" style:font-weight-complex="bold"/>
    </style:style>
    <style:style style:name="P19" style:family="paragraph" style:parent-style-name="Text_20_body">
      <style:text-properties style:font-name="Arial" fo:font-size="10pt" fo:language="en" fo:country="none" style:text-underline-style="none" fo:font-weight="normal" style:font-name-asian="Calibri" style:font-size-asian="10pt" style:font-weight-asian="normal" style:font-name-complex="Calibri" style:font-size-complex="10pt" style:font-weight-complex="normal"/>
    </style:style>
    <style:style style:name="P20" style:family="paragraph" style:parent-style-name="Text_20_body">
      <style:text-properties style:font-name="Arial" fo:font-size="10pt" style:text-underline-style="none" style:font-size-asian="10pt" style:font-size-complex="10pt"/>
    </style:style>
    <style:style style:name="P21" style:family="paragraph" style:parent-style-name="Heading_20_2">
      <style:text-properties style:text-underline-style="none"/>
    </style:style>
    <style:style style:name="P22" style:family="paragraph" style:parent-style-name="Heading_20_4">
      <style:text-properties style:text-underline-style="non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font-name="Arial" style:text-underline-style="none"/>
    </style:style>
    <style:style style:name="T4" style:family="text">
      <style:text-properties fo:font-style="italic" style:text-underline-style="none" style:font-style-asian="italic" style:font-style-complex="italic"/>
    </style:style>
    <style:style style:name="T5" style:family="text">
      <style:text-properties fo:language="en" fo:country="none" style:font-name-asian="Calibri" style:font-name-complex="Calibri"/>
    </style:style>
    <style:style style:name="T6" style:family="text">
      <style:text-properties fo:language="en" fo:country="none" fo:font-weight="bold" style:font-name-asian="Calibri" style:font-weight-asian="bold" style:font-name-complex="Calibri" style:font-weight-complex="bold"/>
    </style:style>
    <style:style style:name="T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eNNpi application</text:h>
      <text:p text:style-name="P6">eNNpi is an application that exposes all of the functions of the nn class for use via command line switches. It can be used singly or as part of a larger shell script.</text:p>
      <text:p text:style-name="P6">In the git repository there are two versions. The version in the Debug directory has the _<text:span text:style-name="T2">DEBUG</text:span><text:span text:style-name="T1">_</text:span><text:span text:style-name="T2"> preprocessor switch defined. This means that the application will generate a line-by-line commentary of all of the input files as they are read. This is useful to track down the exact line where a format error has occurred.</text:span></text:p>
      <text:p text:style-name="P7">The Release does not have _DEBUG_ defined and generates no such output.</text:p>
      <text:h text:style-name="P22" text:outline-level="4">Auto Naming of Networks</text:h>
      <text:p text:style-name="P7">nn Class keeps track of a number of versions which are reflected in the naming default name generated by the -s switch. This is to provide a unique name that documents when in the training process the file was saved. Since training is iterative and the end point is not known in advance, calling the -s switch during the process will progressively save the network for a subsequent test phase where the best performing network can be selected.</text:p>
      <text:p text:style-name="P7">The versions are:</text:p>
      <text:p text:style-name="P7">Major Version: The major version is incremented each topology change or a layer is changed. Currently major version is incremented each time the alter switches are used (-am or -at).</text:p>
      <text:p text:style-name="P7">Minor Version: The minor version is incremented each time a network is randomised.</text:p>
      <text:p text:style-name="P7">Revision: The revision gets incremented each time a training set is used to train the network.</text:p>
      <text:p text:style-name="P7">The default file name used by -s is:</text:p>
      <text:p text:style-name="P7">&lt;network Name&gt;_&lt;majorVersion&gt;_&lt;minorVersion&gt;_&lt;revision&gt;.enn</text:p>
      <text:h text:style-name="P21" text:outline-level="2">Command Line Options</text:h>
      <text:h text:style-name="P22" text:outline-level="4">Load an existing network: -n %file</text:h>
      <text:p text:style-name="P9">Loads an existing network. The .enn extension is not checked. The content must be as described in the .enn file definition. Normal bash file naming rules apply (i.e. if there is no path then . is assumed).</text:p>
      <text:h text:style-name="P22" text:outline-level="4">Create a new network: -c %in %hidden %out %name</text:h>
      <text:p text:style-name="P9">Creates a new, randomised network. The default learning rate is 0.1 and there is no input bias node.</text:p>
      <text:p text:style-name="P9">Create takes four arguments:</text:p>
      <text:p text:style-name="P9"><text:span text:style-name="T7">%in</text:span> : the number of input nodes</text:p>
      <text:p text:style-name="P9"><text:span text:style-name="T7">%hidden</text:span> : the number of hidden nodes</text:p>
      <text:p text:style-name="P9"><text:span text:style-name="T7">%out</text:span> : the number of output nodes</text:p>
      <text:p text:style-name="P9"><text:span text:style-name="T7">%name</text:span> : the network name which will form the first part of the default file name (see -s)</text:p>
      <text:h text:style-name="P22" text:outline-level="4">Train the loaded network: -t %file</text:h>
      <text:p text:style-name="P9">Train the network using the data in the named file. The file must have the format as described in the training file format document.</text:p>
      <text:p text:style-name="P9">To give the user an idea as to how good the training is, a line is sent to stdout on completion of the training sequence containing the error of each output node as at the last training pass. E.g. for a five node output:</text:p>
      <text:p text:style-name="P3">Last Training Error Vector - 0: 0.0115796 1: -8.34465e-07 2: -0.000260205 3: -0.000303328 4: -0.00119881</text:p>
      <text:p text:style-name="P2"/>
      <text:p text:style-name="P9">A network must be loaded or created before -t is called.</text:p>
      <text:h text:style-name="P22" text:outline-level="4"><text:soft-page-break/>Randomise the loaded network: -rand</text:h>
      <text:p text:style-name="P9">Randomise the link weights and node biases within the network thereby starting a new training sequence. A network must be loaded or created before -rand is called.</text:p>
      <text:h text:style-name="P22" text:outline-level="4">Run the loaded network: -r %file OR -run %file</text:h>
      <text:p text:style-name="P9">Run the network using the data in the named file. The format must be in the format described in the data file format document. </text:p>
      <text:p text:style-name="P9">The output (for a two output node network) will have the following form:</text:p>
      <text:p text:style-name="P14">Index: 0 results - 0: 0.654545 1: 0.55241</text:p>
      <text:p text:style-name="P15">Index: 1 results - 0: 0.654545<text:span text:style-name="T2"> 1: 0.55241</text:span></text:p>
      <text:p text:style-name="P18">Index: 2 results - 0: 0.654545 1: 0.55241</text:p>
      <text:p text:style-name="P19">There will be as many rows as there are in the input file and as many columns as there are output nodes.</text:p>
      <text:p text:style-name="P9">A network must be loaded or created before -r is called. </text:p>
      <text:h text:style-name="P22" text:outline-level="4">Test the loaded network: -test %file</text:h>
      <text:p text:style-name="P9">Test the network using the training set in the named file. The file must have the format as described in the training file format document. The network weights and node biases are not updated with this switch. A network must be loaded or created before -test is called.</text:p>
      <text:p text:style-name="P9">Test (for a two input, two output network) produces a tab separated file of the following form:</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column table:style-name="Table1.G"/>
        <table:table-column table:style-name="Table1.H"/>
        <table:table-column table:style-name="Table1.I"/>
        <table:table-row>
          <table:table-cell table:style-name="Table1.A1" office:value-type="string">
            <text:p text:style-name="P4">Index</text:p>
          </table:table-cell>
          <table:table-cell table:style-name="Table1.A1" office:value-type="string">
            <text:p text:style-name="P4">Input:0</text:p>
          </table:table-cell>
          <table:table-cell table:style-name="Table1.A1" office:value-type="string">
            <text:p text:style-name="P4">Input:1</text:p>
          </table:table-cell>
          <table:table-cell table:style-name="Table1.A1" office:value-type="string">
            <text:p text:style-name="P4">Desired:0</text:p>
          </table:table-cell>
          <table:table-cell table:style-name="Table1.A1" office:value-type="string">
            <text:p text:style-name="P4">Desired:1</text:p>
          </table:table-cell>
          <table:table-cell table:style-name="Table1.A1" office:value-type="string">
            <text:p text:style-name="P4">Actual:0</text:p>
          </table:table-cell>
          <table:table-cell table:style-name="Table1.A1" office:value-type="string">
            <text:p text:style-name="P4">Actual:1</text:p>
          </table:table-cell>
          <table:table-cell table:style-name="Table1.A1" office:value-type="string">
            <text:p text:style-name="P4">Error:0</text:p>
          </table:table-cell>
          <table:table-cell table:style-name="Table1.A1" office:value-type="string">
            <text:p text:style-name="P4">Error:1</text:p>
          </table:table-cell>
        </table:table-row>
        <table:table-row>
          <table:table-cell table:style-name="Table1.A1" office:value-type="string">
            <text:p text:style-name="P4">0</text:p>
          </table:table-cell>
          <table:table-cell table:style-name="Table1.A1" office:value-type="string">
            <text:p text:style-name="P4">-0.820886</text:p>
          </table:table-cell>
          <table:table-cell table:style-name="Table1.A1" office:value-type="string">
            <text:p text:style-name="P4">-0.829642</text:p>
          </table:table-cell>
          <table:table-cell table:style-name="Table1.A1" office:value-type="string">
            <text:p text:style-name="P4">1</text:p>
          </table:table-cell>
          <table:table-cell table:style-name="Table1.A1" office:value-type="string">
            <text:p text:style-name="P4">-1</text:p>
          </table:table-cell>
          <table:table-cell table:style-name="Table1.A1" office:value-type="string">
            <text:p text:style-name="P4">0.999741</text:p>
          </table:table-cell>
          <table:table-cell table:style-name="Table1.A1" office:value-type="string">
            <text:p text:style-name="P4">0.999975</text:p>
          </table:table-cell>
          <table:table-cell table:style-name="Table1.A1" office:value-type="string">
            <text:p text:style-name="P4">-0.000259101</text:p>
          </table:table-cell>
          <table:table-cell table:style-name="Table1.A1" office:value-type="string">
            <text:p text:style-name="P4">1.99997</text:p>
          </table:table-cell>
        </table:table-row>
        <table:table-row>
          <table:table-cell table:style-name="Table1.A1" office:value-type="string">
            <text:p text:style-name="P4">1</text:p>
          </table:table-cell>
          <table:table-cell table:style-name="Table1.A1" office:value-type="string">
            <text:p text:style-name="P4">-0.0327848</text:p>
          </table:table-cell>
          <table:table-cell table:style-name="Table1.A1" office:value-type="string">
            <text:p text:style-name="P4">-0.379471</text:p>
          </table:table-cell>
          <table:table-cell table:style-name="Table1.A1" office:value-type="string">
            <text:p text:style-name="P4">1</text:p>
          </table:table-cell>
          <table:table-cell table:style-name="Table1.A1" office:value-type="string">
            <text:p text:style-name="P4">-1</text:p>
          </table:table-cell>
          <table:table-cell table:style-name="Table1.A1" office:value-type="string">
            <text:p text:style-name="P4">0.999946</text:p>
          </table:table-cell>
          <table:table-cell table:style-name="Table1.A1" office:value-type="string">
            <text:p text:style-name="P4">0.999994</text:p>
          </table:table-cell>
          <table:table-cell table:style-name="Table1.A1" office:value-type="string">
            <text:p text:style-name="P4">-5.37038e-05</text:p>
          </table:table-cell>
          <table:table-cell table:style-name="Table1.A1" office:value-type="string">
            <text:p text:style-name="P4">1.99999</text:p>
          </table:table-cell>
        </table:table-row>
      </table:table>
      <text:p text:style-name="P8"/>
      <text:p text:style-name="P8">Where:</text:p>
      <text:p text:style-name="P8"><text:span text:style-name="T7">Index</text:span> is the row index from the data file.</text:p>
      <text:p text:style-name="P8"><text:span text:style-name="T7">Input</text:span> 0 and Input 1 are the first and second input value for that row</text:p>
      <text:p text:style-name="P8"><text:span text:style-name="T7">Desired</text:span> 0 and 1 are the first and second desired output</text:p>
      <text:p text:style-name="P8"><text:span text:style-name="T7">Actual</text:span> 0 and 1 are the first and second value that the network actually produced and</text:p>
      <text:p text:style-name="P8"><text:span text:style-name="T7">Error</text:span> 0 and 1 are the differences between Desired 0 and 1 and Actual 0 and 1.</text:p>
      <text:p text:style-name="P8">There will be as many rows as there are in the input set and there will be as many Input columns as input nodes and as many Desired Actual and Error columns as there are output nodes. This file is designed to be loaded into a spreadsheet or database where further analysis can take place.</text:p>
      <text:h text:style-name="P22" text:outline-level="4">Save the loaded network: -s %path</text:h>
      <text:p text:style-name="P8"><text:span text:style-name="T2">Save the network using the default file name in the directory named by %path. %path must exist. See </text:span><text:span text:style-name="T4">Auto Naming of Networks</text:span><text:span text:style-name="T2"> above for details of the default file name. A network must be loaded or created before -s is called.</text:span></text:p>
      <text:h text:style-name="P22" text:outline-level="4">Alter the loaded network's topology: -at %in %hidden %out</text:h>
      <text:p text:style-name="P9">Change the network topology. On completion the new network will have</text:p>
      <text:p text:style-name="P9"><text:span text:style-name="T7">%in</text:span> : input nodes</text:p>
      <text:p text:style-name="P9"><text:span text:style-name="T7">%hidden</text:span> : hidden nodes</text:p>
      <text:p text:style-name="P9"><text:span text:style-name="T7">%out </text:span>: output nodes</text:p>
      <text:p text:style-name="P9">and will be randomised. The major version will be incremented. A network must be loaded or created before -at is called.</text:p>
      <text:h text:style-name="P22" text:outline-level="4"><text:soft-page-break/>-am Alter the loaded networks attributes</text:h>
      <text:p text:style-name="P8"><text:span text:style-name="T2">Add or remove a bias node from layer 0 (the input layer). Currently this is the only option of this type. </text:span><text:span text:style-name="T3">A network must be loaded or created before -am is called.</text:span></text:p>
      <text:h text:style-name="P22" text:outline-level="4">Switch on or off Quiet mode: -q+ AND -q-</text:h>
      <text:p text:style-name="P9">By default eNNpi a message “Done with &lt;switch&gt;” after each switch is executed. Quiet mode suppresses these messages. The -q+ switches quiet mode on (i.e. the messages off) and -q- switches message back on. Quiet mode can be changed at any time.</text:p>
      <text:h text:style-name="Heading_20_2" text:outline-level="2">Examples</text:h>
      <text:p text:style-name="P8">The following example from the Shuttle test data example creates a new network with 7 input, 7 hidden and 5 output nodes. The training data is broken up into 4 sets. The network is saved after creation and after each training set has been used. The network is randomised four times and then the topology is changed to 7 input, 8 hidden and 5 output nodes and all four training sets are run again, and again after two further randomisations.</text:p>
      <text:p text:style-name="P10"># the EXE shell variable chooses which executable to use</text:p>
      <text:p text:style-name="P11"># the release version</text:p>
      <text:p text:style-name="P11">EXE="/home/pi/git/piGit/eNNpi/Release"</text:p>
      <text:p text:style-name="P11"># OR</text:p>
      <text:p text:style-name="P11"># the debug version</text:p>
      <text:p text:style-name="P11">#EXE="/home/pi/git/piGit/eNNpi/Debug"</text:p>
      <text:p text:style-name="P11"># uncomment the version that you want and comment the version that you don't want</text:p>
      <text:p text:style-name="P13"><text:span text:style-name="T5">$EXE/eNNpi </text:span><text:span text:style-name="T6">-c 7 7 5 shuttle</text:span><text:span text:style-name="T5"> -s . -t ./Set1.tr -s . <text:s/>-t ./Set2.tr -s . <text:s/>-t ./Set3.tr -s . -t ./Set4.tr -s . </text:span><text:span text:style-name="T6">-rand</text:span><text:span text:style-name="T5"> -s . -t ./Set1.tr -s . <text:s/>-t ./Set2.tr -s . <text:s/>-t ./Set3.tr -s . -t ./Set4.tr -s . <text:s/></text:span><text:span text:style-name="T6">-rand</text:span><text:span text:style-name="T5"> -s . -t ./Set1.tr -s . <text:s/>-t ./Set2.tr -s . <text:s/>-t ./Set3.tr -s . -t ./Set4.tr -s . <text:s/></text:span><text:span text:style-name="T6">-rand</text:span><text:span text:style-name="T5"> -s . -t ./Set1.tr -s . <text:s/>-t ./Set2.tr -s . <text:s/>-t ./Set3.tr -s . -t ./Set4.tr -s . <text:s/></text:span><text:span text:style-name="T6">-rand</text:span><text:span text:style-name="T5"> -s . -t ./Set1.tr -s . <text:s/>-t ./Set2.tr -s . <text:s/>-t ./Set3.tr -s . -t ./Set4.tr -s . </text:span><text:span text:style-name="T6">-at 7 8 5</text:span><text:span text:style-name="T5"> -s . -t ./Set1.tr -s . <text:s/>-t ./Set2.tr -s . <text:s/>-t ./Set3.tr -s . -t ./Set4.tr -s . <text:s/></text:span><text:span text:style-name="T6">-rand</text:span><text:span text:style-name="T5"> -s . -t ./Set1.tr -s . <text:s/>-t ./Set2.tr -s . <text:s/>-t ./Set3.tr -s . -t ./Set4.tr -s . <text:s/></text:span><text:span text:style-name="T6">-rand</text:span><text:span text:style-name="T5"> -s . -t ./Set1.tr -s . <text:s/>-t ./Set2.tr -s . <text:s/>-t ./Set3.tr -s . -t ./Set4.tr -s .</text:span></text:p>
      <text:p text:style-name="P16"/>
      <text:p text:style-name="P16">This script is also from Shuttle and tests each generated network using a unseen training set in quiet mode and sends the output to a file with a .res extension.</text:p>
      <text:p text:style-name="P16"/>
      <text:p text:style-name="P12">EXE="/home/pi/git/piGit/eNNpi/Release"</text:p>
      <text:p text:style-name="P11">#EXE="$HOME/git/piGit/eNNpi/Debug"</text:p>
      <text:p text:style-name="P11">for i in `ls *.enn`; do</text:p>
      <text:p text:style-name="P11"><text:s text:c="8"/>$EXE/eNNpi -q+ -n $i -test ./shuttle7_5_Sets1-4.tr &gt; $i.res</text:p>
      <text:p text:style-name="P12">done</text:p>
      <text:p text:style-name="P1"/>
      <text:p text:style-name="P1">If the application does not recognise a switch (e.g. -w) it produces the following output:</text:p>
      <text:p text:style-name="P1"/>
      <text:p text:style-name="P11">Don't know that one:-w</text:p>
      <text:p text:style-name="P11">-n %file load a network from %file</text:p>
      <text:p text:style-name="P11">-t %file training set %file and write the final error vector to standard output</text:p>
      <text:p text:style-name="P11">(-r | -run) %file run from input set from inPath <text:s/>and write each result vector to standard output</text:p>
      <text:p text:style-name="P11">-rand randomise the network</text:p>
      <text:p text:style-name="P11">-test %file run the input patter from training file %file and write the final difference vector to standard output</text:p>
      <text:p text:style-name="P11">-s %path save on %path (with no trailing //</text:p>
      <text:p text:style-name="P11">-c %i %h %o %n create a new randomised network with %i input nodes %h hidden <text:soft-page-break/>nodes %o output nodes, called %n (with a learning rate of 0.1)</text:p>
      <text:p text:style-name="P11">-at %i %h %o alter the topology to be %i input nodes %h hidden nodes %o output nodes</text:p>
      <text:p text:style-name="P11">-am 1 (biasNode:true OR biasNode:false) add or remove an input bias node to layer one</text:p>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swiss"/>
    <style:font-face style:name="Courier New" svg:font-family="'Courier New'" style:font-family-generic="modern" style:font-pitch="fixed"/>
    <style:font-face style:name="Courier10 BT" svg:font-family="'Courier10 B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holas Oppen</meta:initial-creator>
    <meta:creation-date>2013-11-30T17:39:27.49</meta:creation-date>
    <dc:date>2013-12-01T20:28:30.07</dc:date>
    <dc:creator>Nicholas Oppen</dc:creator>
    <meta:editing-duration>PT10H5M28S</meta:editing-duration>
    <meta:editing-cycles>7</meta:editing-cycles>
    <meta:generator>OpenOffice.org/3.4.1$Win32 OpenOffice.org_project/341m1$Build-9593</meta:generator>
    <meta:document-statistic meta:table-count="1" meta:image-count="0" meta:object-count="0" meta:page-count="4" meta:paragraph-count="113" meta:word-count="1495" meta:character-count="8216"/>
    <meta:user-defined meta:name="Info 1"/>
    <meta:user-defined meta:name="Info 2"/>
    <meta:user-defined meta:name="Info 3"/>
    <meta:user-defined meta:name="Info 4"/>
  </office:meta>
</office:document-meta>
</file>